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font-name="Courier"/>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7">
      <style:text-properties fo:font-weight="normal" style:font-weight-asian="normal" style:font-weight-complex="normal"/>
    </style:style>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fo:background-color="#ffff00" style:font-weight-asian="bold" style:font-weight-complex="bold"/>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fo:font-weight="bold" style:font-weight-asian="bold" style:font-weight-complex="bold"/>
    </style:style>
    <style:style style:name="T4" style:family="text">
      <style:text-properties fo:font-size="9pt" style:font-size-asian="9pt" style:font-size-complex="9pt"/>
    </style:style>
    <style:style style:name="T5" style:family="text">
      <style:text-properties fo:font-size="9pt" fo:font-weight="normal" style:font-size-asian="9pt" style:font-weight-asian="normal" style:font-size-complex="9pt" style:font-weight-complex="normal"/>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ize="9pt" fo:font-style="italic" fo:font-weight="normal" style:font-size-asian="9pt" style:font-style-asian="italic" style:font-weight-asian="normal" style:font-size-complex="9pt" style:font-style-complex="italic" style:font-weight-complex="normal"/>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ize="8pt" style:font-size-asian="8pt" style:font-size-complex="8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IRA Scripts</text:h>
      <text:p text:style-name="Text_20_body">The scripts in:</text:p>
      <text:p text:style-name="Standard">/usr/local/devel/VIRIFX/software/SampleTracking</text:p>
      <text:p text:style-name="Standard"/>
      <text:p text:style-name="Standard">provide a command line interface to the JIRA sample tracking system. They can perform various actions on multiple samples at a time.</text:p>
      <text:h text:style-name="Heading_20_2" text:outline-level="2">Selecting Samples </text:h>
      <text:p text:style-name="Standard">The samples that are acted on can be selected either by Database and Lot ID or using a Tuple file. </text:p>
      <text:h text:style-name="Heading_20_3" text:outline-level="3">By Lot ID</text:h>
      <text:p text:style-name="Text_20_body"><text:span text:style-name="T1">Format:</text:span> --lot &lt;lot ID&gt;, or -l &lt;lot ID&gt;</text:p>
      <text:p text:style-name="Text_20_body"><text:span text:style-name="T1">Example:</text:span> --lot ED01 </text:p>
      <text:p text:style-name="P2">Description:</text:p>
      <text:p text:style-name="Standard">This is the default form of selection. It is used unless the --file parameter is set.</text:p>
      <text:p text:style-name="Standard">The Lot ID can either be passed to the program using the --lot parameter or entered when the program is run. </text:p>
      <text:p text:style-name="P2">Actions:</text:p>
      <text:list xml:id="list1670344618" text:style-name="L1">
        <text:list-item>
          <text:p text:style-name="P6">This method of selection can be used with all but Sub-Task-assign. </text:p>
        </text:list-item>
        <text:list-item>
          <text:p text:style-name="P6">However it may not be appropriate when moving samples between steps. If any of the samples are at a different step then they may fail to move.</text:p>
        </text:list-item>
      </text:list>
      <text:p text:style-name="P2">Selects:</text:p>
      <text:list xml:id="list1142421629" text:style-name="L2">
        <text:list-item>
          <text:p text:style-name="P7">JIRA Sample creation; all of the samples from the lot that <text:span text:style-name="T1">are not</text:span> already associated with a JIRA Sample are used </text:p>
        </text:list-item>
        <text:list-item>
          <text:p text:style-name="P7">All other actions; all of the samples from the Lot that <text:span text:style-name="T1">are</text:span> already associated with a JIRA Sample are used</text:p>
        </text:list-item>
      </text:list>
      <text:p text:style-name="P2">Notes:</text:p>
      <text:list xml:id="list936643592" text:style-name="L3">
        <text:list-item>
          <text:p text:style-name="P8">A database must also be specified if a Lot ID is used. This can be set via the --database parameter or entered when the program is run.</text:p>
        </text:list-item>
      </text:list>
      <text:p text:style-name="Standard"/>
      <text:h text:style-name="Heading_20_3" text:outline-level="3">Using a Tuple file</text:h>
      <text:p text:style-name="Text_20_body"><text:span text:style-name="T1">Format:</text:span> --file &lt;filename&gt;, or -f &lt;filename&gt;</text:p>
      <text:p text:style-name="Text_20_body"><text:span text:style-name="T1">Example:</text:span> --file <text:s/>example.csv</text:p>
      <text:p text:style-name="P2">Description:</text:p>
      <text:p text:style-name="Standard">Files can only be specified using the file parameter. The file format should be:</text:p>
      <text:p text:style-name="Standard"><text:span text:style-name="Teletype">(&lt;db&gt;,&lt;collection code&gt;,&lt;bac id&gt;)+</text:span></text:p>
      <text:p text:style-name="Standard">There is no header. The lines contains a combination of Database, Collection code and BAC ID that uniquely identifies the sample to process and where to find it in the GLK. </text:p>
      <text:p text:style-name="P2">Actions:</text:p>
      <text:list xml:id="list1900493632" text:continue-list="list1670344618" text:style-name="L1">
        <text:list-item>
          <text:p text:style-name="P9">This method of selection can be used with all of the actions. </text:p>
        </text:list-item>
      </text:list>
      <text:p text:style-name="P2">Selects:</text:p>
      <text:list xml:id="list69570298" text:style-name="L4">
        <text:list-item>
          <text:p text:style-name="P11">A sample for each of the lines that contains a BAC ID that is valid in the specified database and <text:soft-page-break/>identifies a sample that already has an associated JIRA Sample.</text:p>
        </text:list-item>
      </text:list>
      <text:p text:style-name="P2">Note:</text:p>
      <text:list xml:id="list1199958389" text:continue-numbering="true" text:style-name="L4">
        <text:list-item>
          <text:p text:style-name="P11">The samples may not be acted on in the same order that they appear in the tuple file.</text:p>
        </text:list-item>
        <text:list-item>
          <text:p text:style-name="P11">Multiple databases can be used in the same tuple file</text:p>
        </text:list-item>
        <text:list-item>
          <text:p text:style-name="P11">The Collection code is currently ignored by all the Sample tracking scripts.</text:p>
        </text:list-item>
      </text:list>
      <text:h text:style-name="Heading_20_2" text:outline-level="2">Selecting Sub-tasks</text:h>
      <text:p text:style-name="Text_20_body"><text:span text:style-name="T1">Format:</text:span> --subtask "&lt;sub-task's name&gt;", or -s "&lt;sub-task's name&gt;"</text:p>
      <text:p text:style-name="Text_20_body"><text:span text:style-name="T1">Example:</text:span> --subtask "PCR Task"</text:p>
      <text:p text:style-name="P2">Description:</text:p>
      <text:p text:style-name="Standard">Sub-tasks are selected using a combination of a Tuple File and the name of the type of sub-task to select.</text:p>
      <text:p text:style-name="Standard">The sub-task can be defined on the command-line as shown above or it can be entered when prompted. <text:span text:style-name="T1">Actions:</text:span></text:p>
      <text:list xml:id="list1648446931" text:continue-list="list1900493632" text:style-name="L1">
        <text:list-item>
          <text:p text:style-name="P9">This method of selection can be used with all of the actions. </text:p>
        </text:list-item>
      </text:list>
      <text:p text:style-name="P2">Selects:</text:p>
      <text:list xml:id="list395002785" text:style-name="L5">
        <text:list-item>
          <text:p text:style-name="P12">A sub-task for each of the samples selected using the Tuple file.</text:p>
        </text:list-item>
      </text:list>
      <text:p text:style-name="P2">Notes:</text:p>
      <text:list xml:id="list88298827" text:style-name="L6">
        <text:list-item>
          <text:p text:style-name="P13">The sub-task name is case insensitive.</text:p>
        </text:list-item>
        <text:list-item>
          <text:p text:style-name="P13">This should only be used with the commands that start with 'subtask-'</text:p>
        </text:list-item>
        <text:list-item>
          <text:p text:style-name="P13">Selecting the samples using database and lot is not currently possible</text:p>
        </text:list-item>
      </text:list>
      <text:h text:style-name="Heading_20_2" text:outline-level="2">Script Parameters</text:h>
      <text:p text:style-name="Text_20_body">All of the scripts share the following parameters:</text:p>
      <text:p text:style-name="Standard">-c,<text:tab/>--comment="&lt;comment&gt;" <text:tab/>The comment to add to the sample/Sub-Task's log </text:p>
      <text:p text:style-name="Standard">-d,<text:tab/>--database="&lt;db&gt;"<text:tab/><text:tab/>The GLK database the lot is stored in [e.g. giv] </text:p>
      <text:p text:style-name="Standard">-f,<text:tab/>--file="&lt;full filename&gt;"<text:tab/>A tuple file listing the samples to act on </text:p>
      <text:p text:style-name="Standard">-l,<text:tab/>--lot="&lt;lot id&gt;" <text:tab/><text:tab/>The lot to import [e.g. RFH301] </text:p>
      <text:p text:style-name="Standard">-t,<text:tab/>--test <text:tab/><text:tab/><text:tab/><text:tab/>No changes are made to JIRA or the GLK </text:p>
      <text:p text:style-name="Standard">-h,<text:tab/>--help<text:tab/><text:tab/><text:tab/><text:tab/>Display this message </text:p>
      <text:p text:style-name="Standard">If a required parameter is not specified, using one of these attributes, then a prompt will request the value.</text:p>
      <text:h text:style-name="Heading_20_2" text:outline-level="2"><text:span text:style-name="Teletype"><text:span text:style-name="T4"/></text:span></text:h>
      <text:h text:style-name="P17" text:outline-level="2"><text:bookmark-start text:name="__RefHeading__28624211"/>Commands acting on Samples<text:bookmark-end text:name="__RefHeading__28624211"/></text:h>
      <text:p text:style-name="Text_20_body">For all of the examples, in the '<text:bookmark-ref text:reference-format="text" text:ref-name="__RefHeading__28624211">Commands acting on Samples</text:bookmark-ref>' and '<text:bookmark-ref text:reference-format="text" text:ref-name="__RefHeading__28631311">Commands acting on Sub-tasks</text:bookmark-ref>' sections, the file <text:span text:style-name="T9">example.csv</text:span> contains:</text:p>
      <text:p text:style-name="Standard"><text:span text:style-name="Teletype"><text:span text:style-name="T4">giv2,BUCB,38354 </text:span></text:span></text:p>
      <text:p text:style-name="Standard"><text:span text:style-name="Teletype"><text:span text:style-name="T4">giv2,BUCB,38355 </text:span></text:span></text:p>
      <text:h text:style-name="Heading_20_3" text:outline-level="3"><text:span text:style-name="Teletype">Sample Creation</text:span></text:h>
      <text:p text:style-name="Standard"><text:span text:style-name="Teletype"><text:span text:style-name="T3">Command:</text:span></text:span><text:span text:style-name="Teletype"> sample-create.sh</text:span></text:p>
      <text:p text:style-name="P2">Description:</text:p>
      <text:p text:style-name="Standard">Creates a group of new JIRA Samples and links them to the GLK</text:p>
      <text:p text:style-name="P2">Example:</text:p>
      <text:p text:style-name="P3">(User input is italicized in the examples below)</text:p>
      <text:p text:style-name="P1"><text:span text:style-name="Teletype"><text:span text:style-name="T4">bash-3.2$ ./sample-create.sh </text:span></text:span></text:p>
      <text:p text:style-name="Standard"><text:span text:style-name="Teletype"><text:span text:style-name="T4">Selecting Samples based on Lot ID.</text:span></text:span></text:p>
      <text:p text:style-name="Standard"><text:span text:style-name="Teletype"><text:span text:style-name="T4">Please enter DB to use </text:span></text:span></text:p>
      <text:p text:style-name="Standard"><text:span text:style-name="Teletype"><text:span text:style-name="T6">giv </text:span></text:span></text:p>
      <text:p text:style-name="Standard"><text:span text:style-name="Teletype"><text:span text:style-name="T4">Please enter lot code to use </text:span></text:span></text:p>
      <text:p text:style-name="Standard"><text:span text:style-name="Teletype"><text:span text:style-name="T6">EH03 </text:span></text:span></text:p>
      <text:p text:style-name="Standard"><text:span text:style-name="Teletype"><text:span text:style-name="T4">Database: giv </text:span></text:span></text:p>
      <text:p text:style-name="Standard"><text:span text:style-name="Teletype"><text:span text:style-name="T4">Lot: EH03 </text:span></text:span></text:p>
      <text:p text:style-name="Standard"><text:span text:style-name="Teletype"><text:span text:style-name="T4">Please enter a comment </text:span></text:span></text:p>
      <text:p text:style-name="Standard"><text:span text:style-name="Teletype"><text:span text:style-name="T6">Test Comment </text:span></text:span></text:p>
      <text:p text:style-name="Standard"><text:span text:style-name="Teletype"><text:span text:style-name="T4">Carrying out 9 actions </text:span></text:span></text:p>
      <text:h text:style-name="Heading_20_3" text:outline-level="3">Assigning Samples</text:h>
      <text:p text:style-name="Standard"><text:span text:style-name="Teletype"><text:span text:style-name="T3">Command:</text:span></text:span><text:span text:style-name="Teletype"> </text:span><text:span text:style-name="Teletype">sample-assign.sh</text:span></text:p>
      <text:p text:style-name="P2">Description:</text:p>
      <text:p text:style-name="Standard">Assigns a group of JIRA Samples to a single user</text:p>
      <text:p text:style-name="P2">Example:</text:p>
      <text:p text:style-name="Standard"><text:span text:style-name="Teletype"><text:span text:style-name="T4">bash-3.2$ ./sample-assign.sh </text:span></text:span></text:p>
      <text:p text:style-name="Standard"><text:span text:style-name="Teletype"><text:span text:style-name="T4">Please enter the JIRA username to use </text:span></text:span></text:p>
      <text:p text:style-name="Standard"><text:span text:style-name="Teletype"><text:span text:style-name="T6">pedworth </text:span></text:span></text:p>
      <text:p text:style-name="Standard"><text:span text:style-name="Teletype"><text:span text:style-name="T4">Please enter the JIRA user's password to use </text:span></text:span></text:p>
      <text:p text:style-name="Standard"><text:span text:style-name="Teletype"><text:span text:style-name="T4">Selecting Samples based on Lot ID. To use a tuple file add </text:span></text:span></text:p>
      <text:p text:style-name="Standard"><text:span text:style-name="Teletype"><text:span text:style-name="T4">--file=&lt;filename&gt; to the command </text:span></text:span></text:p>
      <text:p text:style-name="Standard"><text:span text:style-name="Teletype"><text:span text:style-name="T4">Please enter DB to use </text:span></text:span></text:p>
      <text:p text:style-name="Standard"><text:span text:style-name="Teletype"><text:span text:style-name="T6">giv </text:span></text:span></text:p>
      <text:p text:style-name="Standard"><text:span text:style-name="Teletype"><text:span text:style-name="T4">Please enter lot code to use </text:span></text:span></text:p>
      <text:p text:style-name="Standard"><text:span text:style-name="Teletype"><text:span text:style-name="T6">rfh301 </text:span></text:span></text:p>
      <text:p text:style-name="Standard"><text:span text:style-name="Teletype"><text:span text:style-name="T4">Using password from ~/.sqshrc </text:span></text:span></text:p>
      <text:p text:style-name="Standard"><text:span text:style-name="Teletype"><text:span text:style-name="T4">Please enter the user to assign the samples/subtasks to </text:span></text:span></text:p>
      <text:p text:style-name="Standard"><text:span text:style-name="Teletype"><text:span text:style-name="T6">pedworth </text:span></text:span></text:p>
      <text:p text:style-name="Standard"><text:span text:style-name="Teletype"><text:span text:style-name="T4">Please enter a comment </text:span></text:span></text:p>
      <text:p text:style-name="Standard"><text:span text:style-name="Teletype"><text:span text:style-name="T6">Assigning the samples</text:span></text:span></text:p>
      <text:p text:style-name="Standard"><text:span text:style-name="Teletype"><text:span text:style-name="T4">Carrying out 273 actions </text:span></text:span></text:p>
      <text:p text:style-name="Standard"><text:span text:style-name="Teletype"><text:span text:style-name="T4"/></text:span></text:p>
      <text:p text:style-name="Standard">Asignee: is the username used, by the person the task is being assigned to, when logging into the system</text:p>
      <text:h text:style-name="Heading_20_2" text:outline-level="2"/>
      <text:h text:style-name="P18" text:outline-level="3">Moving Samples</text:h>
      <text:p text:style-name="Standard"><text:span text:style-name="Teletype"><text:span text:style-name="T3">Command:</text:span></text:span><text:span text:style-name="Teletype"> </text:span><text:span text:style-name="Teletype">sample-move.sh</text:span></text:p>
      <text:p text:style-name="P2">Description:</text:p>
      <text:p text:style-name="Standard">Moves a group of JIRA Samples between steps</text:p>
      <text:p text:style-name="P2">Example:</text:p>
      <text:p text:style-name="Standard"><text:span text:style-name="Teletype"><text:span text:style-name="T5">./sample-move.sh --file example.csv </text:span></text:span></text:p>
      <text:p text:style-name="Standard"><text:span text:style-name="Teletype"><text:span text:style-name="T4">Please enter the JIRA username to use </text:span></text:span></text:p>
      <text:p text:style-name="Standard"><text:span text:style-name="Teletype"><text:span text:style-name="T6">pedworth</text:span></text:span><text:span text:style-name="Teletype"><text:span text:style-name="T4"> </text:span></text:span></text:p>
      <text:p text:style-name="Standard"><text:span text:style-name="Teletype"><text:span text:style-name="T4">Please enter the JIRA user's password to use </text:span></text:span></text:p>
      <text:p text:style-name="Standard"><text:span text:style-name="Teletype"><text:span text:style-name="T4">Selecting Samples based on file example.csv. </text:span></text:span></text:p>
      <text:p text:style-name="Standard"><text:span text:style-name="Teletype"><text:span text:style-name="T4">Using password from ~/.sqshrc </text:span></text:span></text:p>
      <text:p text:style-name="Standard"><text:span text:style-name="Teletype"><text:span text:style-name="T4">Searching for Available Steps </text:span></text:span></text:p>
      <text:p text:style-name="Standard"><text:span text:style-name="Teletype"><text:span text:style-name="T4">Available Steps: </text:span></text:span></text:p>
      <text:p text:style-name="Standard"><text:span text:style-name="Teletype"><text:span text:style-name="T4">9400,"Move" </text:span></text:span></text:p>
      <text:p text:style-name="Standard"><text:span text:style-name="Teletype"><text:span text:style-name="T4">9310,"Deprecate" </text:span></text:span></text:p>
      <text:p text:style-name="Standard"><text:span text:style-name="Teletype"><text:span text:style-name="T4">9300,"Unresolved" </text:span></text:span></text:p>
      <text:p text:style-name="Standard"><text:span text:style-name="Teletype"><text:span text:style-name="T4">9095,"Deliver Data" </text:span></text:span></text:p>
      <text:p text:style-name="Standard"><text:span text:style-name="Teletype"><text:span text:style-name="T4">Please enter step to move samples to (number or name) </text:span></text:span></text:p>
      <text:p text:style-name="Standard"><text:span text:style-name="Teletype"><text:span text:style-name="T6">9095 </text:span></text:span></text:p>
      <text:p text:style-name="Standard"><text:span text:style-name="Teletype"><text:span text:style-name="T4">Please enter a comment </text:span></text:span></text:p>
      <text:p text:style-name="Standard"><text:span text:style-name="Teletype"><text:span text:style-name="T4"/></text:span></text:p>
      <text:p text:style-name="Standard"><text:span text:style-name="Teletype"><text:span text:style-name="T4">Carrying out 2 actions </text:span></text:span></text:p>
      <text:p text:style-name="Standard"><text:span text:style-name="Teletype"><text:span text:style-name="T4"/></text:span></text:p>
      <text:p text:style-name="Standard">Comment can be left blank with any of the scripts (except sample-comment) if no comment is desired.</text:p>
      <text:p text:style-name="Standard"><text:span text:style-name="Teletype"><text:span text:style-name="T4"/></text:span></text:p>
      <text:h text:style-name="Heading_20_3" text:outline-level="3">Commenting on Samples</text:h>
      <text:p text:style-name="Standard"><text:span text:style-name="Teletype"><text:span text:style-name="T3">Command:</text:span></text:span><text:span text:style-name="Teletype"> sample-comment.sh</text:span></text:p>
      <text:p text:style-name="P2">Description:</text:p>
      <text:p text:style-name="Standard">Adds a Comment to the JIRA Samples without carrying out any modification to the Samples.</text:p>
      <text:p text:style-name="P2">Example:</text:p>
      <text:p text:style-name="Standard"><text:span text:style-name="Teletype"><text:span text:style-name="T4">./sample-comment.sh --database giv --lot rfh301 --user pedworth </text:span></text:span></text:p>
      <text:p text:style-name="Standard"><text:span text:style-name="Teletype"><text:span text:style-name="T4">Please enter the JIRA user's password to use </text:span></text:span></text:p>
      <text:p text:style-name="Standard"><text:span text:style-name="Teletype"><text:span text:style-name="T4">Selecting Samples based on Lot ID. To use a tuple file add </text:span></text:span></text:p>
      <text:p text:style-name="Standard"><text:span text:style-name="Teletype"><text:span text:style-name="T4">--file=&lt;filename&gt; to the command </text:span></text:span></text:p>
      <text:p text:style-name="Standard"><text:span text:style-name="Teletype"><text:span text:style-name="T4">Using password from ~/.sqshrc </text:span></text:span></text:p>
      <text:p text:style-name="Standard"><text:span text:style-name="Teletype"><text:span text:style-name="T4">Please enter a comment </text:span></text:span></text:p>
      <text:p text:style-name="Standard"><text:span text:style-name="Teletype"><text:span text:style-name="T6">this is a new comment </text:span></text:span></text:p>
      <text:p text:style-name="Standard"><text:span text:style-name="Teletype"><text:span text:style-name="T4">Carrying out 273 actions</text:span></text:span></text:p>
      <text:h text:style-name="P17" text:outline-level="2"><text:bookmark-start text:name="__RefHeading__28631311"/>Commands acting on Sub-tasks<text:bookmark-end text:name="__RefHeading__28631311"/></text:h>
      <text:h text:style-name="Heading_20_3" text:outline-level="3">Creating Sub-tasks</text:h>
      <text:p text:style-name="Standard"><text:span text:style-name="Teletype"><text:span text:style-name="T3">Command:</text:span></text:span><text:span text:style-name="Teletype"> subtask-create.sh</text:span></text:p>
      <text:p text:style-name="P2">Description:</text:p>
      <text:p text:style-name="Standard">Creates a new Sub-task for each JIRA Sample specified</text:p>
      <text:p text:style-name="P2">Example:</text:p>
      <text:p text:style-name="P16">TODO</text:p>
      <text:h text:style-name="Heading_20_3" text:outline-level="3">Assigning Sub-tasks</text:h>
      <text:p text:style-name="Standard"><text:span text:style-name="Teletype"><text:span text:style-name="T3">Command:</text:span></text:span><text:span text:style-name="Teletype"> subtask-assign.sh</text:span></text:p>
      <text:p text:style-name="Standard"><text:span text:style-name="T1">Action Name:</text:span><text:span text:style-name="Teletype"><text:span text:style-name="T1"> </text:span></text:span><text:span text:style-name="Teletype"><text:span text:style-name="T2">assign</text:span></text:span></text:p>
      <text:p text:style-name="Standard">If <text:span text:style-name="T9">jira-cmd.sh</text:span> is called with the subtask option set then the commands will be applied to a set of subtasks instead of samples. The commands remain the same.</text:p>
      <text:p text:style-name="P2">Description:</text:p>
      <text:p text:style-name="Standard">This behaves the same as the <text:span text:style-name="Teletype"><text:span text:style-name="T8">sample-assign.sh</text:span></text:span> script with the exception that a Sub-task is required. The action takes place on the Sub-tasks of the JIRA Samples specified. The Sub-tasks are filtered to only include a single type using the --subtype/-s attribute or the value provided when prompted.</text:p>
      <text:p text:style-name="P2">Note:</text:p>
      <text:p text:style-name="P3">There may be more than one Sub-task of a specific type associated with a single JIRA Sample; currently there is no way to distinguish between these Sub-tasks and both will have their assignee set by this script.</text:p>
      <text:p text:style-name="P2">Note:</text:p>
      <text:p text:style-name="P3">This command currently only works with Tuple files. Selecting the samples using Database and Lot ID is not supported.</text:p>
      <text:p text:style-name="P2">Example:</text:p>
      <text:p text:style-name="Standard"><text:span text:style-name="Teletype"><text:span text:style-name="T4">./subtask-assign.sh --user pedworth --file example.csv --assignee pedworth</text:span></text:span></text:p>
      <text:p text:style-name="Standard"><text:span text:style-name="Teletype"><text:span text:style-name="T4">Please enter the JIRA user's password to use </text:span></text:span></text:p>
      <text:p text:style-name="Standard"><text:span text:style-name="Teletype"><text:span text:style-name="T4">Please enter the type of sub-task to act on </text:span></text:span></text:p>
      <text:p text:style-name="Standard"><text:span text:style-name="Teletype"><text:span text:style-name="T6">PCR Task </text:span></text:span></text:p>
      <text:p text:style-name="Standard"><text:span text:style-name="Teletype"><text:span text:style-name="T4">Please enter a comment </text:span></text:span></text:p>
      <text:p text:style-name="Standard"><text:span text:style-name="Teletype"><text:span text:style-name="T6">assigning using the commandline flags </text:span></text:span></text:p>
      <text:p text:style-name="Standard"><text:span text:style-name="Teletype"><text:span text:style-name="T4">Carrying out 2 actions </text:span></text:span></text:p>
      <text:h text:style-name="Heading_20_3" text:outline-level="3">Moving Sub-tasks</text:h>
      <text:p text:style-name="Standard"><text:span text:style-name="Teletype"><text:span text:style-name="T3">Command:</text:span></text:span><text:span text:style-name="Teletype"> subtask-move.sh</text:span></text:p>
      <text:p text:style-name="Standard"><text:span text:style-name="T1">Action Name:</text:span><text:span text:style-name="Teletype"><text:span text:style-name="T1"> </text:span></text:span><text:span text:style-name="Teletype"><text:span text:style-name="T2">move</text:span></text:span></text:p>
      <text:p text:style-name="P2">Description:</text:p>
      <text:p text:style-name="Standard">Moves a group of JIRA Sample's sub-tasks between steps</text:p>
      <text:p text:style-name="P2">Example:</text:p>
      <text:p text:style-name="Standard"><text:span text:style-name="Teletype"><text:span text:style-name="T5"><text:s/>./subtask-move.sh --file example.csv --user pedworth --comment "using a command-line comment" </text:span></text:span></text:p>
      <text:p text:style-name="Standard"><text:span text:style-name="Teletype"><text:span text:style-name="T5">Please enter the JIRA user's password to use </text:span></text:span></text:p>
      <text:p text:style-name="Standard"><text:span text:style-name="Teletype"><text:span text:style-name="T5">Please enter the type of sub-task to act on </text:span></text:span></text:p>
      <text:p text:style-name="Standard"><text:span text:style-name="Teletype"><text:span text:style-name="T7">pcr task </text:span></text:span></text:p>
      <text:p text:style-name="Standard"><text:span text:style-name="Teletype"><text:span text:style-name="T5">Searching for Available Steps </text:span></text:span></text:p>
      <text:p text:style-name="Standard"><text:span text:style-name="Teletype"><text:span text:style-name="T5">Available Steps: </text:span></text:span></text:p>
      <text:p text:style-name="Standard"><text:span text:style-name="Teletype"><text:span text:style-name="T5">99,"Fail, move to [Failed]" </text:span></text:span></text:p>
      <text:p text:style-name="Standard"><text:span text:style-name="Teletype"><text:span text:style-name="T5">98,"Return to Previous Step [Open]" </text:span></text:span></text:p>
      <text:p text:style-name="Standard"><text:span text:style-name="Teletype"><text:span text:style-name="T5">Please enter step to move samples to (number or name) </text:span></text:span></text:p>
      <text:p text:style-name="Standard"><text:span text:style-name="Teletype"><text:span text:style-name="T7">98 </text:span></text:span></text:p>
      <text:p text:style-name="Standard"><text:soft-page-break/><text:span text:style-name="Teletype"><text:span text:style-name="T5">Carrying out 2 actions </text:span></text:span></text:p>
      <text:h text:style-name="Heading_20_3" text:outline-level="3">Commenting on Sub-tasks</text:h>
      <text:p text:style-name="Standard"><text:span text:style-name="Teletype"><text:span text:style-name="T3">Command:</text:span></text:span><text:span text:style-name="Teletype"> subtask-comment.sh</text:span></text:p>
      <text:p text:style-name="Standard"><text:span text:style-name="T1">Action Name:</text:span><text:span text:style-name="Teletype"><text:span text:style-name="T1"> </text:span></text:span><text:span text:style-name="Teletype"><text:span text:style-name="T2">N/A</text:span></text:span></text:p>
      <text:p text:style-name="P2">Description:</text:p>
      <text:p text:style-name="Standard">Adds a Comment to the JIRA Sample's sub-tasks.</text:p>
      <text:p text:style-name="P2">Example:</text:p>
      <text:p text:style-name="Standard"><text:span text:style-name="Teletype"><text:span text:style-name="T4">./subtask-comment.sh --file example.csv --subtask "pcr task" </text:span></text:span></text:p>
      <text:p text:style-name="Standard"><text:span text:style-name="Teletype"><text:span text:style-name="T4">Please enter the JIRA username to use </text:span></text:span></text:p>
      <text:p text:style-name="Standard"><text:span text:style-name="Teletype"><text:span text:style-name="T6">pedworth </text:span></text:span></text:p>
      <text:p text:style-name="Standard"><text:span text:style-name="Teletype"><text:span text:style-name="T4">Please enter the JIRA user's password to use </text:span></text:span></text:p>
      <text:p text:style-name="Standard"><text:span text:style-name="Teletype"><text:span text:style-name="T4">Please enter a comment </text:span></text:span></text:p>
      <text:p text:style-name="Standard"><text:span text:style-name="Teletype"><text:span text:style-name="T6">This is a subtask comment </text:span></text:span></text:p>
      <text:p text:style-name="Standard"><text:span text:style-name="Teletype"><text:span text:style-name="T4">Carrying out 2 actions </text:span></text:span></text:p>
      <text:h text:style-name="Heading_20_1" text:outline-level="1"/>
      <text:h text:style-name="P17" text:outline-level="2">Combining actions</text:h>
      <text:p text:style-name="Text_20_body"><text:span text:style-name="T1">Format: </text:span>jira-cmd.sh --action "action1 action2 action3"</text:p>
      <text:p text:style-name="P4">Description: </text:p>
      <text:p text:style-name="P5">This program allow multiple actions to be combined and carried out on the selected set of JIRA Samples. The selection of the samples is exactly the same as with all the other programs. Sub-tasks can be selected by including the --subtask argument. The selection of the actions is done by the required parameters '<text:span text:style-name="T1">action</text:span>'. This is followed by a list of actions separated by spaces and surrounded by quotes. </text:p>
      <text:p text:style-name="P4">Valid actions:</text:p>
      <text:p text:style-name="P5"><text:s text:c="4"/>assign<text:tab/>see Assigning Samples </text:p>
      <text:p text:style-name="Text_20_body"><text:span text:style-name="T2"><text:s text:c="4"/>create<text:tab/>see </text:span>Sample Creation</text:p>
      <text:p text:style-name="P5"><text:s text:c="4"/>move<text:tab/>see Moving Samples</text:p>
      <text:p text:style-name="P5"><text:s text:c="4"/>subtask<text:tab/>see Creating Sub-Tasks</text:p>
      <text:p text:style-name="P4">Example: </text:p>
      <text:p text:style-name="Text_20_body">jira-cmd.sh --action "assign move" -f example.csv</text:p>
      <text:p text:style-name="P2"><text:span text:style-name="Teletype"><text:span text:style-name="T5">./jira-cmd.sh --action "assign move" -f example.csv</text:span></text:span></text:p>
      <text:p text:style-name="P2"><text:span text:style-name="Teletype"><text:span text:style-name="T5">Please enter the JIRA username to use </text:span></text:span></text:p>
      <text:p text:style-name="P2"><text:span text:style-name="Teletype"><text:span text:style-name="T7">pedworth </text:span></text:span></text:p>
      <text:p text:style-name="P2"><text:span text:style-name="Teletype"><text:span text:style-name="T5">Please enter the JIRA user's password to use </text:span></text:span></text:p>
      <text:p text:style-name="P2"><text:span text:style-name="Teletype"><text:span text:style-name="T5">Selecting Samples based on file example.csv. </text:span></text:span></text:p>
      <text:p text:style-name="P2"><text:span text:style-name="Teletype"><text:span text:style-name="T5">Using password from ~/.sqshrc </text:span></text:span></text:p>
      <text:p text:style-name="P2"><text:span text:style-name="Teletype"><text:span text:style-name="T5">Please enter the user to assign the samples/subtasks to </text:span></text:span></text:p>
      <text:p text:style-name="P2"><text:span text:style-name="Teletype"><text:span text:style-name="T7">pedworth </text:span></text:span></text:p>
      <text:p text:style-name="P2"><text:span text:style-name="Teletype"><text:span text:style-name="T5">Please enter a comment </text:span></text:span></text:p>
      <text:p text:style-name="P2"><text:span text:style-name="Teletype"><text:span text:style-name="T7">comment 1 </text:span></text:span></text:p>
      <text:p text:style-name="P2"><text:span text:style-name="Teletype"><text:span text:style-name="T5">Carrying out 2 actions </text:span></text:span></text:p>
      <text:p text:style-name="P2"><text:span text:style-name="Teletype"><text:span text:style-name="T5">Selecting Samples based on file example.csv. </text:span></text:span></text:p>
      <text:p text:style-name="P2"><text:span text:style-name="Teletype"><text:span text:style-name="T5">Searching for Available Steps </text:span></text:span></text:p>
      <text:p text:style-name="P2"><text:span text:style-name="Teletype"><text:span text:style-name="T5">Available Steps: </text:span></text:span></text:p>
      <text:p text:style-name="P2"><text:span text:style-name="Teletype"><text:span text:style-name="T5">9400,"Move" </text:span></text:span></text:p>
      <text:p text:style-name="P2"><text:span text:style-name="Teletype"><text:span text:style-name="T5">9310,"Deprecate" </text:span></text:span></text:p>
      <text:p text:style-name="P2"><text:span text:style-name="Teletype"><text:span text:style-name="T5">9300,"Unresolved" </text:span></text:span></text:p>
      <text:p text:style-name="P2"><text:span text:style-name="Teletype"><text:span text:style-name="T5">9095,"Deliver Data" </text:span></text:span></text:p>
      <text:p text:style-name="P2"><text:span text:style-name="Teletype"><text:span text:style-name="T5">Please enter step to move samples to (number or name) </text:span></text:span></text:p>
      <text:p text:style-name="P2"><text:span text:style-name="Teletype"><text:span text:style-name="T7">9095 </text:span></text:span></text:p>
      <text:p text:style-name="P2"><text:span text:style-name="Teletype"><text:span text:style-name="T5">Please enter a comment </text:span></text:span></text:p>
      <text:p text:style-name="P2"><text:span text:style-name="Teletype"><text:span text:style-name="T7">comment 2 </text:span></text:span></text:p>
      <text:p text:style-name="P2"><text:span text:style-name="Teletype"><text:span text:style-name="T5">Carrying out 2 actions </text:span></text:span></text:p>
      <text:p text:style-name="P2"><text:span text:style-name="Teletype"><text:span text:style-name="T5"/></text:span></text:p>
      <text:p text:style-name="P2">Notes:</text:p>
      <text:list xml:id="list2171740028" text:style-name="L7">
        <text:list-item>
          <text:p text:style-name="P10">The user name and password are only prompted for once</text:p>
        </text:list-item>
        <text:list-item>
          <text:p text:style-name="P14">A separate comment is prompted for each action. To add only one comment to the Samples enter blank comments after the first one.</text:p>
        </text:list-item>
        <text:list-item>
          <text:p text:style-name="P14">If a comment is provided on the command-line it will be added when the first action takes place. Comment prompts will appear for the later a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letype" style:family="text">
      <style:text-properties style:font-name="Liberation Mono"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1-30T15:51:45</meta:creation-date>
    <dc:date>2012-07-12T11:38:52</dc:date>
    <dc:creator>Peter Edworthy</dc:creator>
    <meta:editing-duration>PT144H56M48S</meta:editing-duration>
    <meta:editing-cycles>14</meta:editing-cycles>
    <meta:generator>OpenOffice.org/3.1$Unix OpenOffice.org_project/310m19$Build-9420</meta:generator>
    <meta:document-statistic meta:table-count="0" meta:image-count="0" meta:object-count="0" meta:page-count="7" meta:paragraph-count="228" meta:word-count="1548" meta:character-count="9328"/>
  </office:meta>
</office:document-meta>
</file>